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4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42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3.94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27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496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881cm" fo:min-width="5.535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45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6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49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52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55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5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9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draw:stroke="dash" draw:stroke-dash="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8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9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style-name="Regular" style:font-family-generic="roman" style:font-pitch="variable" fo:font-size="12pt" fo:font-style="normal" style:font-size-asian="18pt" style:font-style-asian="normal" style:font-size-complex="18pt" style:font-style-complex="normal"/>
    </style:style>
    <style:style style:name="T7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5.181cm" svg:height="2.662cm" svg:x="13.195cm" svg:y="8.0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2.18cm" svg:x="7.77cm" svg:y="7.879cm" svg:viewBox="0 0 3394 2181" svg:d="M0 0c2212 363 3394 2181 3394 2181">
          <text:p/>
        </draw:path>
        <draw:path draw:style-name="gr14" draw:text-style-name="P1" draw:layer="layout" svg:width="3.514cm" svg:height="2.151cm" svg:x="7.649cm" svg:y="10.848cm" svg:viewBox="0 0 3515 2152" svg:d="M0 2152c2303-636 3515-2152 3515-2152">
          <text:p/>
        </draw:path>
        <draw:path draw:style-name="gr14" draw:text-style-name="P1" draw:layer="layout" svg:width="0cm" svg:height="1.999cm" svg:x="7.618cm" svg:y="8.364cm" svg:viewBox="0 0 0 2000" svg:d="M0 2000c0-1940 0-2000 0-2000">
          <text:p/>
        </draw:path>
        <draw:line draw:style-name="gr14" draw:text-style-name="P1" draw:layer="layout" svg:x1="7.649cm" svg:y1="10.333cm" svg:x2="7.679cm" svg:y2="12.394cm">
          <text:p/>
        </draw:line>
        <draw:path draw:style-name="gr14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5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3.726cm" svg:y="8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4.156cm" svg:y="8.221cm">
          <draw:text-box>
            <text:p text:style-name="P1"><text:span text:style-name="T1">Threshold = 2.</text:span></text:p>
          </draw:text-box>
        </draw:frame>
        <draw:custom-shape draw:style-name="gr19" draw:text-style-name="P2" draw:layer="layout" svg:width="0.508cm" svg:height="0.508cm" svg:x="13.72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3.985cm" svg:height="0.771cm" svg:x="14.167cm" svg:y="8.944cm">
          <draw:text-box>
            <text:p text:style-name="P1"><text:span text:style-name="T1">Threshold = 3.</text:span></text:p>
          </draw:text-box>
        </draw:frame>
        <draw:path draw:style-name="gr14" draw:text-style-name="P1" draw:layer="layout" svg:width="3.314cm" svg:height="0.274cm" svg:x="3.863cm" svg:y="7.588cm" svg:viewBox="0 0 3315 275" svg:d="M0 275c1644-548 3315-109 3315-109">
          <text:p/>
        </draw:path>
        <draw:path draw:style-name="gr14" draw:text-style-name="P1" draw:layer="layout" svg:width="3.204cm" svg:height="2.382cm" svg:x="3.945cm" svg:y="8.028cm" svg:viewBox="0 0 3205 2383" svg:d="M0 2383c1589-1835 3205-2383 3205-2383">
          <text:p/>
        </draw:path>
        <draw:path draw:style-name="gr14" draw:text-style-name="P1" draw:layer="layout" svg:width="3.232cm" svg:height="4.82cm" svg:x="3.945cm" svg:y="7.891cm" svg:viewBox="0 0 3233 4821" svg:d="M0 0c1288 3972 3233 4821 3233 4821">
          <text:p/>
        </draw:path>
        <draw:path draw:style-name="gr14" draw:text-style-name="P1" draw:layer="layout" svg:width="3.204cm" svg:height="2.355cm" svg:x="3.918cm" svg:y="10.576cm" svg:viewBox="0 0 3205 2356" svg:d="M0 0c1506 2438 3205 2356 3205 2356">
          <text:p/>
        </draw:path>
        <draw:path draw:style-name="gr14" draw:text-style-name="P1" draw:layer="layout" svg:width="3.04cm" svg:height="0.4cm" svg:x="4.082cm" svg:y="10.384cm" svg:viewBox="0 0 3041 401" svg:d="M0 0c1973 794 3041 164 3041 164">
          <text:p/>
        </draw:path>
        <draw:path draw:style-name="gr14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7.533cm" svg:height="2.657cm" svg:x="3.945cm" svg:y="10.959cm" svg:viewBox="0 0 7534 2658" svg:d="M0 2027c5397 2192 7534-2027 7534-2027">
          <text:p/>
        </draw:path>
        <draw:frame draw:style-name="gr21" draw:text-style-name="P1" draw:layer="layout" svg:width="2.792cm" svg:height="0.771cm" svg:x="15.453cm" svg:y="9.66cm">
          <draw:text-box>
            <text:p text:style-name="P1"><text:span text:style-name="T1">Delay = </text:span><text:span text:style-name="T5">w+2</text:span></text:p>
          </draw:text-box>
        </draw:frame>
        <draw:line draw:style-name="gr22" draw:text-style-name="P1" draw:layer="layout" svg:x1="13.898cm" svg:y1="10.12cm" svg:x2="15.549cm" svg:y2="10.095cm">
          <text:p/>
        </draw:line>
        <draw:custom-shape draw:style-name="gr4" draw:text-style-name="P2" draw:layer="layout" svg:width="1.016cm" svg:height="1.016cm" svg:x="3.337cm" svg:y="12.4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4.497cm" svg:height="1.711cm" svg:x="13.589cm" svg:y="11.096cm">
          <draw:text-box>
            <text:p text:style-name="P1"><text:span text:style-name="T2">All neurons leak their</text:span></text:p>
            <text:p text:style-name="P1"><text:span text:style-name="T2">potentials to zero at the</text:span></text:p>
            <text:p text:style-name="P1"><text:span text:style-name="T2">end of each timestep.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813cm" svg:y="7.696cm" svg:viewBox="0 0 818 1202" svg:d="M818 0c-576 2515-818 303-818 303">
          <text:p/>
        </draw:path>
        <draw:line draw:style-name="gr14" draw:text-style-name="P1" draw:layer="layout" svg:x1="4.358cm" svg:y1="7.544cm" svg:x2="7.601cm" svg:y2="7.544cm">
          <text:p/>
        </draw:line>
        <draw:line draw:style-name="gr14" draw:text-style-name="P1" draw:layer="layout" svg:x1="4.298cm" svg:y1="7.544cm" svg:x2="7.752cm" svg:y2="5.393cm">
          <text:p/>
        </draw:line>
        <draw:line draw:style-name="gr14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10.668cm" svg:y="16.194cm" svg:viewBox="0 0 818 1202" svg:d="M818 0c-576 2515-818 303-818 303">
          <text:p/>
        </draw:path>
        <draw:line draw:style-name="gr14" draw:text-style-name="P1" draw:layer="layout" svg:x1="7.213cm" svg:y1="16.042cm" svg:x2="10.456cm" svg:y2="16.042cm">
          <text:p/>
        </draw:line>
        <draw:line draw:style-name="gr14" draw:text-style-name="P1" draw:layer="layout" svg:x1="7.153cm" svg:y1="16.042cm" svg:x2="10.607cm" svg:y2="13.891cm">
          <text:p/>
        </draw:line>
        <draw:line draw:style-name="gr14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5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26" draw:text-style-name="P4" draw:layer="layout" svg:width="8.647cm" svg:height="0.721cm" svg:x="2.091cm" svg:y="0.5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2.8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3.254cm" svg:y="24.407cm" svg:viewBox="0 0 1908 1079" svg:d="M0 0c831 1169 1908 1077 1908 1077">
          <text:p/>
        </draw:path>
        <draw:line draw:style-name="gr3" draw:text-style-name="P1" draw:layer="layout" svg:x1="5.839cm" svg:y1="25.484cm" svg:x2="7.654cm" svg:y2="25.484cm">
          <text:p/>
        </draw:line>
        <draw:path draw:style-name="gr14" draw:text-style-name="P1" draw:layer="layout" svg:width="0.645cm" svg:height="0.898cm" svg:x="7.9cm" svg:y="25.607cm" svg:viewBox="0 0 646 899" svg:d="M0 0c493 1846 646 277 646 277">
          <text:p/>
        </draw:path>
        <draw:path draw:style-name="gr14" draw:text-style-name="P1" draw:layer="layout" svg:width="2.184cm" svg:height="0.739cm" svg:x="8.423cm" svg:y="24.776cm" svg:viewBox="0 0 2185 740" svg:d="M0 739c1939 31 2185-739 2185-739">
          <text:p/>
        </draw:path>
        <draw:path draw:style-name="gr27" draw:text-style-name="P1" draw:layer="layout" svg:width="7.107cm" svg:height="0.48cm" svg:x="3.162cm" svg:y="21.126cm" svg:viewBox="0 0 7108 481" svg:d="M0 481c3415-984 7108-154 7108-154">
          <text:p/>
        </draw:path>
        <draw:path draw:style-name="gr27" draw:text-style-name="P1" draw:layer="layout" svg:width="7.229cm" svg:height="2.214cm" svg:x="3.193cm" svg:y="21.669cm" svg:viewBox="0 0 7230 2215" svg:d="M0 0c4615 184 7230 2215 7230 2215">
          <text:p/>
        </draw:path>
        <draw:path draw:style-name="gr28" draw:text-style-name="P1" draw:layer="layout" svg:width="7.076cm" svg:height="0.378cm" svg:x="3.193cm" svg:y="23.844cm" svg:viewBox="0 0 7077 379" svg:d="M0 348c3477-800 7077 31 7077 31">
          <text:p/>
        </draw:path>
        <draw:path draw:style-name="gr28" draw:text-style-name="P1" draw:layer="layout" svg:width="7.138cm" svg:height="2.307cm" svg:x="3.131cm" svg:y="21.853cm" svg:viewBox="0 0 7139 2308" svg:d="M0 2308c4431-2215 7139-2308 7139-2308">
          <text:p/>
        </draw:path>
        <draw:path draw:style-name="gr14" draw:text-style-name="P1" draw:layer="layout" svg:width="2.276cm" svg:height="3.229cm" svg:x="8.146cm" svg:y="22.1cm" svg:viewBox="0 0 2277 3230" svg:d="M0 3230c954-2430 2277-3230 2277-3230">
          <text:p/>
        </draw:path>
        <draw:path draw:style-name="gr14" draw:text-style-name="P1" draw:layer="layout" svg:width="0.708cm" svg:height="0.947cm" svg:x="10.454cm" svg:y="20.567cm" svg:viewBox="0 0 709 948" svg:d="M0 948c769-2000 708-215 708-215">
          <text:p/>
        </draw:path>
        <draw:path draw:style-name="gr14" draw:text-style-name="P1" draw:layer="layout" svg:width="0.215cm" svg:height="1.876cm" svg:x="10.823cm" svg:y="21.853cm" svg:viewBox="0 0 216 1877" svg:d="M0 0c400 923 123 1877 123 1877">
          <text:p/>
        </draw:path>
        <draw:path draw:style-name="gr3" draw:text-style-name="P1" draw:layer="layout" svg:width="2.03cm" svg:height="0.892cm" svg:x="11.008cm" svg:y="21.607cm" svg:viewBox="0 0 2031 893" svg:d="M0 0c1385 62 2031 893 2031 893">
          <text:p/>
        </draw:path>
        <draw:path draw:style-name="gr14" draw:text-style-name="P1" draw:layer="layout" svg:width="2.092cm" svg:height="0.861cm" svg:x="10.823cm" svg:y="23.33cm" svg:viewBox="0 0 2093 862" svg:d="M0 862c1447-277 2093-862 2093-862">
          <text:p/>
        </draw:path>
        <draw:custom-shape draw:style-name="gr4" draw:text-style-name="P2" draw:layer="layout" svg:width="1.016cm" svg:height="1.016cm" svg:x="2.6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1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2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7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2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3.316cm" svg:y="24.222cm" svg:viewBox="0 0 4584 893" svg:d="M0 1c3415-31 4584 892 4584 892">
          <text:p/>
        </draw:path>
        <draw:custom-shape draw:style-name="gr4" draw:text-style-name="P2" draw:layer="layout" svg:width="1.016cm" svg:height="1.016cm" svg:x="2.6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61cm" svg:y="7.417cm" svg:viewBox="0 0 818 1202" svg:d="M818 0c-576 2515-818 303-818 303">
          <text:p/>
        </draw:path>
        <draw:line draw:style-name="gr14" draw:text-style-name="P1" draw:layer="layout" svg:x1="4.155cm" svg:y1="7.265cm" svg:x2="7.398cm" svg:y2="7.265cm">
          <text:p/>
        </draw:line>
        <draw:line draw:style-name="gr14" draw:text-style-name="P1" draw:layer="layout" svg:x1="4.095cm" svg:y1="7.265cm" svg:x2="7.549cm" svg:y2="5.114cm">
          <text:p/>
        </draw:line>
        <draw:line draw:style-name="gr14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10.876cm" svg:y="3.593cm" svg:viewBox="0 0 3304 1213" svg:d="M0 1213c1502-1303 3304-1212 3304-1212">
          <text:p/>
        </draw:path>
        <draw:path draw:style-name="gr14" draw:text-style-name="P1" draw:layer="layout" svg:width="3.453cm" svg:height="1.302cm" svg:x="10.876cm" svg:y="7.412cm" svg:viewBox="0 0 3454 1303" svg:d="M0 0c1452 1363 3454 1303 3454 1303">
          <text:p/>
        </draw:path>
        <draw:path draw:style-name="gr14" draw:text-style-name="P1" draw:layer="layout" svg:width="3.276cm" svg:height="0.908cm" svg:x="11.004cm" svg:y="4.897cm" svg:viewBox="0 0 3277 909" svg:d="M0 0c2544 182 3277 909 3277 909">
          <text:p/>
        </draw:path>
        <draw:path draw:style-name="gr14" draw:text-style-name="P1" draw:layer="layout" svg:width="3.423cm" svg:height="0.847cm" svg:x="10.906cm" svg:y="6.503cm" svg:viewBox="0 0 3424 848" svg:d="M0 848c2496-242 3424-848 3424-848">
          <text:p/>
        </draw:path>
        <draw:path draw:style-name="gr14" draw:text-style-name="P1" draw:layer="layout" svg:width="3.514cm" svg:height="3.332cm" svg:x="10.815cm" svg:y="4.018cm" svg:viewBox="0 0 3515 3333" svg:d="M0 3333c1728-2515 3515-3333 3515-3333">
          <text:p/>
        </draw:path>
        <draw:path draw:style-name="gr14" draw:text-style-name="P1" draw:layer="layout" svg:width="3.393cm" svg:height="3.454cm" svg:x="10.906cm" svg:y="4.866cm" svg:viewBox="0 0 3394 3455" svg:d="M0 0c1424 2303 3394 3455 3394 3455">
          <text:p/>
        </draw:path>
        <draw:path draw:style-name="gr14" draw:text-style-name="P1" draw:layer="layout" svg:width="3.393cm" svg:height="2.18cm" svg:x="14.785cm" svg:y="3.594cm" svg:viewBox="0 0 3394 2181" svg:d="M0 0c2212 363 3394 2181 3394 2181">
          <text:p/>
        </draw:path>
        <draw:path draw:style-name="gr14" draw:text-style-name="P1" draw:layer="layout" svg:width="3.514cm" svg:height="2.151cm" svg:x="14.664cm" svg:y="6.563cm" svg:viewBox="0 0 3515 2152" svg:d="M0 2152c2303-636 3515-2152 3515-2152">
          <text:p/>
        </draw:path>
        <draw:path draw:style-name="gr14" draw:text-style-name="P1" draw:layer="layout" svg:width="0cm" svg:height="1.999cm" svg:x="14.633cm" svg:y="4.079cm" svg:viewBox="0 0 0 2000" svg:d="M0 2000c0-1940 0-2000 0-2000">
          <text:p/>
        </draw:path>
        <draw:line draw:style-name="gr14" draw:text-style-name="P1" draw:layer="layout" svg:x1="14.664cm" svg:y1="6.048cm" svg:x2="14.694cm" svg:y2="8.109cm">
          <text:p/>
        </draw:line>
        <draw:path draw:style-name="gr14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5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6.645cm" svg:height="2.713cm" svg:x="4.031cm" svg:y="7.315cm" svg:viewBox="0 0 6646 2714" svg:d="M0 0c2739 5785 6646 523 6646 523">
          <text:p/>
        </draw:path>
        <draw:path draw:style-name="gr14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30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5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1" draw:text-style-name="P6" draw:layer="layout" svg:width="15.623cm" svg:height="1.241cm" svg:x="2.433cm" svg:y="1.456cm">
          <draw:text-box>
            <text:p text:style-name="P6"><text:span text:style-name="T1">Start with an inverter attached to an adder, where the inverted output goes into one input,</text:span></text:p>
            <text:p text:style-name="P6"><text:span text:style-name="T1">and a single spike goes into the other.</text:span></text:p>
          </draw:text-box>
        </draw:frame>
        <draw:frame draw:style-name="gr32" draw:text-style-name="P6" draw:layer="layout" svg:width="15.508cm" svg:height="0.771cm" svg:x="1.449cm" svg:y="11.318cm">
          <draw:text-box>
            <text:p text:style-name="P6"><text:span text:style-name="T1">You can optimize by realizing that S3 is never spiking, and then you conflate O and A+:</text:span></text:p>
          </draw:text-box>
        </draw:frame>
        <draw:path draw:style-name="gr14" draw:text-style-name="P1" draw:layer="layout" svg:width="0.817cm" svg:height="1.201cm" svg:x="7.148cm" svg:y="15.499cm" svg:viewBox="0 0 818 1202" svg:d="M818 0c-576 2515-818 303-818 303">
          <text:p/>
        </draw:path>
        <draw:line draw:style-name="gr14" draw:text-style-name="P1" draw:layer="layout" svg:x1="3.693cm" svg:y1="15.347cm" svg:x2="6.936cm" svg:y2="15.347cm">
          <text:p/>
        </draw:line>
        <draw:line draw:style-name="gr14" draw:text-style-name="P1" draw:layer="layout" svg:x1="3.633cm" svg:y1="15.347cm" svg:x2="9.876cm" svg:y2="13.069cm">
          <text:p/>
        </draw:line>
        <draw:line draw:style-name="gr14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453cm" svg:height="1.302cm" svg:x="10.414cm" svg:y="15.494cm" svg:viewBox="0 0 3454 1303" svg:d="M0 0c1452 1363 3454 1303 3454 1303">
          <text:p/>
        </draw:path>
        <draw:path draw:style-name="gr14" draw:text-style-name="P1" draw:layer="layout" svg:width="3.276cm" svg:height="0.908cm" svg:x="10.542cm" svg:y="12.979cm" svg:viewBox="0 0 3277 909" svg:d="M0 0c2544 182 3277 909 3277 909">
          <text:p/>
        </draw:path>
        <draw:path draw:style-name="gr14" draw:text-style-name="P1" draw:layer="layout" svg:width="3.423cm" svg:height="0.847cm" svg:x="10.444cm" svg:y="14.585cm" svg:viewBox="0 0 3424 848" svg:d="M0 848c2496-242 3424-848 3424-848">
          <text:p/>
        </draw:path>
        <draw:path draw:style-name="gr14" draw:text-style-name="P1" draw:layer="layout" svg:width="3.393cm" svg:height="3.454cm" svg:x="10.444cm" svg:y="12.948cm" svg:viewBox="0 0 3394 3455" svg:d="M0 0c1424 2303 3394 3455 3394 3455">
          <text:p/>
        </draw:path>
        <draw:path draw:style-name="gr14" draw:text-style-name="P1" draw:layer="layout" svg:width="3.514cm" svg:height="2.151cm" svg:x="14.202cm" svg:y="14.645cm" svg:viewBox="0 0 3515 2152" svg:d="M0 2152c2303-636 3515-2152 3515-2152">
          <text:p/>
        </draw:path>
        <draw:line draw:style-name="gr14" draw:text-style-name="P1" draw:layer="layout" svg:x1="14.202cm" svg:y1="14.13cm" svg:x2="14.232cm" svg:y2="16.191cm">
          <text:p/>
        </draw:line>
        <draw:path draw:style-name="gr14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6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7.74cm" svg:height="0.771cm" svg:x="2.249cm" svg:y="19.195cm">
          <draw:text-box>
            <text:p text:style-name="P6"><text:span text:style-name="T1">Optimize further by getting rid of A and B</text:span></text:p>
          </draw:text-box>
        </draw:frame>
        <draw:frame draw:style-name="gr35" draw:text-style-name="P6" draw:layer="layout" svg:width="5.276cm" svg:height="0.771cm" svg:x="13.318cm" svg:y="26.94cm">
          <draw:text-box>
            <text:p text:style-name="P6"><text:span text:style-name="T1">O starts firing at timestep 2.</text:span></text:p>
          </draw:text-box>
        </draw:frame>
        <draw:custom-shape draw:style-name="gr12" draw:text-style-name="P1" draw:layer="layout" svg:width="5.181cm" svg:height="2.662cm" svg:x="15.11cm" svg:y="21.9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08cm" svg:height="0.508cm" svg:x="15.641cm" svg:y="2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6.071cm" svg:y="22.202cm">
          <draw:text-box>
            <text:p text:style-name="P1"><text:span text:style-name="T1">Threshold = 2.</text:span></text:p>
          </draw:text-box>
        </draw:frame>
        <draw:frame draw:style-name="gr21" draw:text-style-name="P1" draw:layer="layout" svg:width="2.792cm" svg:height="0.771cm" svg:x="17.368cm" svg:y="23.641cm">
          <draw:text-box>
            <text:p text:style-name="P1"><text:span text:style-name="T1">Delay = </text:span><text:span text:style-name="T5">w-1</text:span></text:p>
          </draw:text-box>
        </draw:frame>
        <draw:line draw:style-name="gr22" draw:text-style-name="P1" draw:layer="layout" svg:x1="15.813cm" svg:y1="24.101cm" svg:x2="17.464cm" svg:y2="24.076cm">
          <text:p/>
        </draw:line>
        <draw:frame draw:style-name="gr21" draw:text-style-name="P1" draw:layer="layout" svg:width="2.792cm" svg:height="0.771cm" svg:x="17.356cm" svg:y="22.942cm">
          <draw:text-box>
            <text:p text:style-name="P1"><text:span text:style-name="T1">Weight = </text:span><text:span text:style-name="T6">2</text:span></text:p>
          </draw:text-box>
        </draw:frame>
        <draw:line draw:style-name="gr36" draw:text-style-name="P1" draw:layer="layout" svg:x1="15.801cm" svg:y1="23.402cm" svg:x2="17.452cm" svg:y2="23.377cm">
          <text:p/>
        </draw:line>
      </draw:page>
      <draw:page draw:name="page11" draw:style-name="dp1" draw:master-page-name="Default">
        <draw:frame draw:style-name="gr26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2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14" draw:text-style-name="P1" draw:layer="layout" svg:width="0.645cm" svg:height="0.898cm" svg:x="8.801cm" svg:y="16.53cm" svg:viewBox="0 0 646 899" svg:d="M0 0c493 1846 646 277 646 277">
          <text:p/>
        </draw:path>
        <draw:path draw:style-name="gr14" draw:text-style-name="P1" draw:layer="layout" svg:width="2.184cm" svg:height="0.739cm" svg:x="9.324cm" svg:y="15.699cm" svg:viewBox="0 0 2185 740" svg:d="M0 739c1939 31 2185-739 2185-739">
          <text:p/>
        </draw:path>
        <draw:path draw:style-name="gr27" draw:text-style-name="P1" draw:layer="layout" svg:width="7.107cm" svg:height="0.48cm" svg:x="4.063cm" svg:y="12.049cm" svg:viewBox="0 0 7108 481" svg:d="M0 481c3415-984 7108-154 7108-154">
          <text:p/>
        </draw:path>
        <draw:path draw:style-name="gr27" draw:text-style-name="P1" draw:layer="layout" svg:width="7.229cm" svg:height="2.214cm" svg:x="4.094cm" svg:y="12.592cm" svg:viewBox="0 0 7230 2215" svg:d="M0 0c4615 184 7230 2215 7230 2215">
          <text:p/>
        </draw:path>
        <draw:path draw:style-name="gr28" draw:text-style-name="P1" draw:layer="layout" svg:width="7.076cm" svg:height="0.378cm" svg:x="4.094cm" svg:y="14.767cm" svg:viewBox="0 0 7077 379" svg:d="M0 348c3477-800 7077 31 7077 31">
          <text:p/>
        </draw:path>
        <draw:path draw:style-name="gr28" draw:text-style-name="P1" draw:layer="layout" svg:width="7.138cm" svg:height="2.307cm" svg:x="4.032cm" svg:y="12.776cm" svg:viewBox="0 0 7139 2308" svg:d="M0 2308c4431-2215 7139-2308 7139-2308">
          <text:p/>
        </draw:path>
        <draw:path draw:style-name="gr14" draw:text-style-name="P1" draw:layer="layout" svg:width="2.276cm" svg:height="3.229cm" svg:x="9.047cm" svg:y="13.023cm" svg:viewBox="0 0 2277 3230" svg:d="M0 3230c954-2430 2277-3230 2277-3230">
          <text:p/>
        </draw:path>
        <draw:path draw:style-name="gr14" draw:text-style-name="P1" draw:layer="layout" svg:width="0.708cm" svg:height="0.947cm" svg:x="11.355cm" svg:y="11.49cm" svg:viewBox="0 0 709 948" svg:d="M0 948c769-2000 708-215 708-215">
          <text:p/>
        </draw:path>
        <draw:path draw:style-name="gr14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14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7cm" svg:y="15.145cm" svg:viewBox="0 0 4584 893" svg:d="M0 1c3415-31 4584 892 4584 892">
          <text:p/>
        </draw:path>
        <draw:frame draw:style-name="gr37" draw:text-style-name="P6" draw:layer="layout" svg:width="16.046cm" svg:height="1.241cm" svg:x="2.434cm" svg:y="2.179cm">
          <draw:text-box>
            <text:p text:style-name="P6"><text:span text:style-name="T1">The approach here is to do calculations for both positive and negative, and then do an AND</text:span></text:p>
            <text:p text:style-name="P6"><text:span text:style-name="T1">selection at the end, based on the last bit..</text:span></text:p>
          </draw:text-box>
        </draw:frame>
        <draw:frame draw:style-name="gr38" draw:text-style-name="P6" draw:layer="layout" svg:width="2.991cm" svg:height="1.241cm" svg:x="13.722cm" svg:y="12.048cm">
          <draw:text-box>
            <text:p text:style-name="P6"><text:span text:style-name="T1">O starts firing</text:span></text:p>
            <text:p text:style-name="P6"><text:span text:style-name="T1"><text:s/></text:span><text:span text:style-name="T1">at timestep 2.</text:span></text:p>
          </draw:text-box>
        </draw:frame>
        <draw:frame draw:style-name="gr39" draw:text-style-name="P5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40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41" draw:text-style-name="P6" draw:layer="layout" svg:width="6.085cm" svg:height="2.181cm" svg:x="11.37cm" svg:y="23.574cm">
          <draw:text-box>
            <text:p text:style-name="P6"><text:span text:style-name="T1">When A is negative, </text:span></text:p>
            <text:p text:style-name="P6"><text:span text:style-name="T1">then O- spikes A/2^k </text:span></text:p>
            <text:p text:style-name="P6"><text:span text:style-name="T1">starting at timestep</text:span></text:p>
            <text:p text:style-name="P6"><text:span text:style-name="T1">5+k.</text:span></text:p>
          </draw:text-box>
        </draw:frame>
        <draw:frame draw:style-name="gr42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14" draw:text-style-name="P1" draw:layer="layout" svg:width="1.238cm" svg:height="4.472cm" svg:x="13.091cm" svg:y="13.963cm" svg:viewBox="0 0 1239 4473" svg:d="M1236 0c73 2291-1236 4473-1236 4473">
          <text:p/>
        </draw:path>
        <draw:path draw:style-name="gr22" draw:text-style-name="P1" draw:layer="layout" svg:width="3.09cm" svg:height="2.036cm" svg:x="9.418cm" svg:y="16.436cm" svg:viewBox="0 0 3091 2037" svg:d="M0 0c2364 691 3091 2037 3091 2037v-37">
          <text:p/>
        </draw:path>
        <draw:path draw:style-name="gr22" draw:text-style-name="P1" draw:layer="layout" svg:width="8.253cm" svg:height="3.781cm" svg:x="3.964cm" svg:y="15.127cm" svg:viewBox="0 0 8254 3782" svg:d="M0 0c1200 3855 8254 3782 8254 3782">
          <text:p/>
        </draw:path>
        <draw:path draw:style-name="gr14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6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7.813cm" svg:height="6.363cm" svg:x="3.822cm" svg:y="15.163cm" svg:viewBox="0 0 7814 6364" svg:d="M105 0c-1163 1128 7709 6364 7709 6364">
          <text:p/>
        </draw:path>
        <draw:path draw:style-name="gr43" draw:text-style-name="P1" draw:layer="layout" svg:width="4.215cm" svg:height="6.435cm" svg:x="3.748cm" svg:y="14.873cm" svg:viewBox="0 0 4216 6436" svg:d="M143 0c-1055 2581 4073 6436 4073 6436">
          <text:p/>
        </draw:path>
        <draw:frame draw:style-name="gr44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2" draw:text-style-name="P1" draw:layer="layout" svg:width="1.285cm" svg:height="4.58cm" svg:x="7.805cm" svg:y="16.473cm" svg:viewBox="0 0 1286 4581" svg:d="M1286 0c-2073 2218-1018 4581-1018 4581">
          <text:p/>
        </draw:path>
        <draw:path draw:style-name="gr22" draw:text-style-name="P1" draw:layer="layout" svg:width="2.69cm" svg:height="4.835cm" svg:x="9.309cm" svg:y="16.4cm" svg:viewBox="0 0 2691 4836" svg:d="M0 0c2255 2363 2691 4836 2691 4836">
          <text:p/>
        </draw:path>
        <draw:path draw:style-name="gr14" draw:text-style-name="P1" draw:layer="layout" svg:width="3.199cm" svg:height="0.342cm" svg:x="8.909cm" svg:y="21.709cm" svg:viewBox="0 0 3200 343" svg:d="M3200 0c-945 727-3200 73-3200 73">
          <text:p/>
        </draw:path>
        <draw:path draw:style-name="gr14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5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759cm" svg:height="8.363cm" svg:x="2.204cm" svg:y="12.546cm" svg:viewBox="0 0 1760 8364" svg:d="M1760 0c-3237 3018-1019 8364-1019 8364">
          <text:p/>
        </draw:path>
        <draw:path draw:style-name="gr22" draw:text-style-name="P1" draw:layer="layout" svg:width="0.757cm" svg:height="5.672cm" svg:x="3.206cm" svg:y="15.055cm" svg:viewBox="0 0 758 5673" svg:d="M758 0c-982 945-728 5673-728 5673">
          <text:p/>
        </draw:path>
        <draw:frame draw:style-name="gr39" draw:text-style-name="P5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2" draw:text-style-name="P1" draw:layer="layout" svg:width="1.463cm" svg:height="6.217cm" svg:x="2.5cm" svg:y="8.946cm" svg:viewBox="0 0 1464 6218" svg:d="M1464 6218c-1855-2327-1419-6218-1419-6218">
          <text:p/>
        </draw:path>
        <draw:frame draw:style-name="gr39" draw:text-style-name="P5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3.489cm" svg:height="2.872cm" svg:x="2.764cm" svg:y="5.491cm" svg:viewBox="0 0 3490 2873" svg:d="M0 2873c1381-2691 3490-2873 3490-2873">
          <text:p/>
        </draw:path>
        <draw:line draw:style-name="gr14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39" draw:text-style-name="P5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82cm" svg:y1="7.491cm" svg:x2="10.218cm" svg:y2="7.382cm">
          <text:p/>
        </draw:line>
        <draw:frame draw:style-name="gr46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47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14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23cm" svg:height="0.786cm" svg:x="4.86cm" svg:y="25.888cm" svg:viewBox="0 0 724 787" svg:d="M106 0c-437 1527 618 363 618 363">
          <text:p/>
        </draw:path>
        <draw:frame draw:style-name="gr39" draw:text-style-name="P5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2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14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6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7.671cm" svg:height="8.711cm" svg:x="11.096cm" svg:y="7.452cm" svg:viewBox="0 0 7672 8712" svg:d="M0 0c6795 1233 7672 8712 7672 8712">
          <text:p/>
        </draw:path>
        <draw:path draw:style-name="gr14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6" draw:text-style-name="P2" draw:layer="layout" svg:width="1.016cm" svg:height="1.016cm" svg:x="8.71cm" svg:y="25.771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7" draw:layer="layout" svg:width="15.623cm" svg:height="1.241cm" svg:x="2.433cm" svg:y="2.056cm">
          <draw:text-box>
            <text:p text:style-name="P6"><text:span text:style-name="T1">Again, we can compose the two's complement network with the adder to get subtraction,</text:span></text:p>
            <text:p text:style-name="P6"><text:span text:style-name="T1">but it seems to me like we can now just add a S3 neuron, and we're done.</text:span></text:p>
          </draw:text-box>
        </draw:frame>
        <draw:frame draw:style-name="gr48" draw:text-style-name="P7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51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3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7" draw:layer="layout" svg:width="15.623cm" svg:height="1.241cm" svg:x="2.433cm" svg:y="2.056cm">
          <draw:text-box>
            <text:p text:style-name="P6"><text:span text:style-name="T1">As always, negative numbers mess us up. <text:s/>Dividing a positive number by 2^k means</text:span></text:p>
            <text:p text:style-name="P6"><text:span text:style-name="T1">to </text:span></text:p>
          </draw:text-box>
        </draw:frame>
        <draw:frame draw:style-name="gr48" draw:text-style-name="P7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51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4" draw:style-name="dp1" draw:master-page-name="Default">
        <draw:custom-shape draw:style-name="gr52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54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6.071cm" svg:y="7.878cm" svg:viewBox="0 0 3304 1213" svg:d="M0 1213c1502-1303 3304-1212 3304-1212">
          <text:p/>
        </draw:path>
        <draw:path draw:style-name="gr14" draw:text-style-name="P1" draw:layer="layout" svg:width="3.453cm" svg:height="1.302cm" svg:x="6.071cm" svg:y="11.697cm" svg:viewBox="0 0 3454 1303" svg:d="M0 0c1452 1363 3454 1303 3454 1303">
          <text:p/>
        </draw:path>
        <draw:path draw:style-name="gr14" draw:text-style-name="P1" draw:layer="layout" svg:width="3.276cm" svg:height="0.908cm" svg:x="6.199cm" svg:y="9.182cm" svg:viewBox="0 0 3277 909" svg:d="M0 0c2544 182 3277 909 3277 909">
          <text:p/>
        </draw:path>
        <draw:path draw:style-name="gr14" draw:text-style-name="P1" draw:layer="layout" svg:width="3.423cm" svg:height="0.847cm" svg:x="6.101cm" svg:y="10.788cm" svg:viewBox="0 0 3424 848" svg:d="M0 848c2496-242 3424-848 3424-848">
          <text:p/>
        </draw:path>
        <draw:path draw:style-name="gr14" draw:text-style-name="P1" draw:layer="layout" svg:width="3.514cm" svg:height="3.332cm" svg:x="6.01cm" svg:y="8.303cm" svg:viewBox="0 0 3515 3333" svg:d="M0 3333c1728-2515 3515-3333 3515-3333">
          <text:p/>
        </draw:path>
        <draw:path draw:style-name="gr14" draw:text-style-name="P1" draw:layer="layout" svg:width="3.393cm" svg:height="3.454cm" svg:x="6.101cm" svg:y="9.151cm" svg:viewBox="0 0 3394 3455" svg:d="M0 0c1424 2303 3394 3455 3394 3455">
          <text:p/>
        </draw:path>
        <draw:path draw:style-name="gr14" draw:text-style-name="P1" draw:layer="layout" svg:width="3.393cm" svg:height="2.18cm" svg:x="9.98cm" svg:y="7.879cm" svg:viewBox="0 0 3394 2181" svg:d="M0 0c2212 363 3394 2181 3394 2181">
          <text:p/>
        </draw:path>
        <draw:path draw:style-name="gr14" draw:text-style-name="P1" draw:layer="layout" svg:width="3.514cm" svg:height="2.151cm" svg:x="9.859cm" svg:y="10.848cm" svg:viewBox="0 0 3515 2152" svg:d="M0 2152c2303-636 3515-2152 3515-2152">
          <text:p/>
        </draw:path>
        <draw:path draw:style-name="gr14" draw:text-style-name="P1" draw:layer="layout" svg:width="0cm" svg:height="1.999cm" svg:x="9.828cm" svg:y="8.364cm" svg:viewBox="0 0 0 2000" svg:d="M0 2000c0-1940 0-2000 0-2000">
          <text:p/>
        </draw:path>
        <draw:line draw:style-name="gr14" draw:text-style-name="P1" draw:layer="layout" svg:x1="9.859cm" svg:y1="10.333cm" svg:x2="9.889cm" svg:y2="12.394cm">
          <text:p/>
        </draw:line>
        <draw:path draw:style-name="gr14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5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5.749cm" svg:y="14.358cm" svg:viewBox="0 0 818 1202" svg:d="M818 0c-576 2515-818 303-818 303">
          <text:p/>
        </draw:path>
        <draw:line draw:style-name="gr14" draw:text-style-name="P1" draw:layer="layout" svg:x1="2.294cm" svg:y1="14.206cm" svg:x2="5.261cm" svg:y2="14.212cm">
          <text:p/>
        </draw:line>
        <draw:line draw:style-name="gr14" draw:text-style-name="P1" draw:layer="layout" svg:x1="2.234cm" svg:y1="14.206cm" svg:x2="5.443cm" svg:y2="12.121cm">
          <text:p/>
        </draw:line>
        <draw:line draw:style-name="gr14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6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9" draw:layer="layout" svg:width="2.766cm" svg:height="0.771cm" svg:x="10.758cm" svg:y="15.425cm">
          <draw:text-box>
            <text:p><text:span text:style-name="T7">Delay = w+2</text:span></text:p>
          </draw:text-box>
        </draw:frame>
      </draw:page>
      <draw:page draw:name="page15" draw:style-name="dp1" draw:master-page-name="Default">
        <draw:custom-shape draw:style-name="gr52" draw:text-style-name="P1" draw:layer="layout" svg:width="5.553cm" svg:height="3.881cm" svg:x="13.40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5.553cm" svg:height="3.791cm" svg:x="9.1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5.553cm" svg:height="3.702cm" svg:x="4.746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9.209cm" svg:y="4.681cm">
          <text:p/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9.74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0.17cm" svg:y="4.9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9.728cm" svg:y="6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0.17cm" svg:y="5.985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1.854cm" svg:height="0.682cm" svg:x="5.663cm" svg:y="7.647cm" svg:viewBox="0 0 1855 683" svg:d="M0 683c843-733 1855-682 1855-682">
          <text:p/>
        </draw:path>
        <draw:path draw:style-name="gr14" draw:text-style-name="P1" draw:layer="layout" svg:width="1.939cm" svg:height="0.732cm" svg:x="5.663cm" svg:y="9.795cm" svg:viewBox="0 0 1940 733" svg:d="M0 0c815 767 1940 733 1940 733">
          <text:p/>
        </draw:path>
        <draw:path draw:style-name="gr14" draw:text-style-name="P1" draw:layer="layout" svg:width="1.839cm" svg:height="0.51cm" svg:x="5.735cm" svg:y="8.381cm" svg:viewBox="0 0 1840 511" svg:d="M0 0c1429 102 1840 511 1840 511">
          <text:p/>
        </draw:path>
        <draw:path draw:style-name="gr14" draw:text-style-name="P1" draw:layer="layout" svg:width="1.922cm" svg:height="0.476cm" svg:x="5.68cm" svg:y="9.284cm" svg:viewBox="0 0 1923 477" svg:d="M0 477c1402-136 1923-477 1923-477">
          <text:p/>
        </draw:path>
        <draw:path draw:style-name="gr14" draw:text-style-name="P1" draw:layer="layout" svg:width="1.973cm" svg:height="1.874cm" svg:x="5.629cm" svg:y="7.886cm" svg:viewBox="0 0 1974 1875" svg:d="M0 1875c970-1415 1974-1875 1974-1875">
          <text:p/>
        </draw:path>
        <draw:path draw:style-name="gr14" draw:text-style-name="P1" draw:layer="layout" svg:width="1.905cm" svg:height="1.942cm" svg:x="5.68cm" svg:y="8.363cm" svg:viewBox="0 0 1906 1943" svg:d="M0 0c800 1295 1906 1943 1906 1943">
          <text:p/>
        </draw:path>
        <draw:path draw:style-name="gr14" draw:text-style-name="P1" draw:layer="layout" svg:width="1.905cm" svg:height="1.226cm" svg:x="7.858cm" svg:y="7.648cm" svg:viewBox="0 0 1906 1227" svg:d="M0 0c1242 204 1906 1227 1906 1227">
          <text:p/>
        </draw:path>
        <draw:path draw:style-name="gr14" draw:text-style-name="P1" draw:layer="layout" svg:width="1.973cm" svg:height="1.21cm" svg:x="7.79cm" svg:y="9.318cm" svg:viewBox="0 0 1974 1211" svg:d="M0 1211c1293-358 1974-1211 1974-1211">
          <text:p/>
        </draw:path>
        <draw:path draw:style-name="gr14" draw:text-style-name="P1" draw:layer="layout" svg:width="0cm" svg:height="1.124cm" svg:x="7.773cm" svg:y="7.92cm" svg:viewBox="0 0 0 1125" svg:d="M0 1125c0-1091 0-1125 0-1125">
          <text:p/>
        </draw:path>
        <draw:line draw:style-name="gr14" draw:text-style-name="P1" draw:layer="layout" svg:x1="7.79cm" svg:y1="9.028cm" svg:x2="7.807cm" svg:y2="10.187cm">
          <text:p/>
        </draw:line>
        <draw:path draw:style-name="gr14" draw:text-style-name="P1" draw:layer="layout" svg:width="0.47cm" svg:height="0.564cm" svg:x="7.858cm" svg:y="8.977cm" svg:viewBox="0 0 471 565" svg:d="M170 0c766 955-170 410-170 410">
          <text:p/>
        </draw:path>
        <draw:path draw:style-name="gr3" draw:text-style-name="P1" draw:layer="layout" svg:width="1.905cm" svg:height="0.2cm" svg:x="7.773cm" svg:y="8.81cm" svg:viewBox="0 0 1906 201" svg:d="M0 201c936-443 1906-16 1906-16">
          <text:p/>
        </draw:path>
        <draw:custom-shape draw:style-name="gr19" draw:text-style-name="P2" draw:layer="layout" svg:width="0.571cm" svg:height="0.572cm" svg:x="7.5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571cm" svg:height="0.571cm" svg:x="7.51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584cm" svg:height="0.559cm" svg:x="5.34cm" svg:y="9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161cm" svg:y1="8.321cm" svg:x2="5.434cm" svg:y2="8.352cm">
          <text:p/>
        </draw:line>
        <draw:custom-shape draw:style-name="gr4" draw:text-style-name="P2" draw:layer="layout" svg:width="1.016cm" svg:height="1.016cm" svg:x="1.64cm" svg:y="7.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7.51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9.961cm" svg:y="8.364cm" svg:viewBox="0 0 1855 683" svg:d="M0 683c843-733 1855-682 1855-682">
          <text:p/>
        </draw:path>
        <draw:path draw:style-name="gr14" draw:text-style-name="P1" draw:layer="layout" svg:width="1.939cm" svg:height="0.732cm" svg:x="9.961cm" svg:y="10.512cm" svg:viewBox="0 0 1940 733" svg:d="M0 0c815 767 1940 733 1940 733">
          <text:p/>
        </draw:path>
        <draw:path draw:style-name="gr14" draw:text-style-name="P1" draw:layer="layout" svg:width="1.839cm" svg:height="0.51cm" svg:x="10.033cm" svg:y="9.098cm" svg:viewBox="0 0 1840 511" svg:d="M0 0c1429 102 1840 511 1840 511">
          <text:p/>
        </draw:path>
        <draw:path draw:style-name="gr14" draw:text-style-name="P1" draw:layer="layout" svg:width="1.922cm" svg:height="0.476cm" svg:x="9.978cm" svg:y="10.001cm" svg:viewBox="0 0 1923 477" svg:d="M0 477c1402-136 1923-477 1923-477">
          <text:p/>
        </draw:path>
        <draw:path draw:style-name="gr14" draw:text-style-name="P1" draw:layer="layout" svg:width="1.973cm" svg:height="1.874cm" svg:x="9.927cm" svg:y="8.603cm" svg:viewBox="0 0 1974 1875" svg:d="M0 1875c970-1415 1974-1875 1974-1875">
          <text:p/>
        </draw:path>
        <draw:path draw:style-name="gr14" draw:text-style-name="P1" draw:layer="layout" svg:width="1.905cm" svg:height="1.942cm" svg:x="9.978cm" svg:y="9.08cm" svg:viewBox="0 0 1906 1943" svg:d="M0 0c800 1295 1906 1943 1906 1943">
          <text:p/>
        </draw:path>
        <draw:path draw:style-name="gr14" draw:text-style-name="P1" draw:layer="layout" svg:width="1.905cm" svg:height="1.226cm" svg:x="12.156cm" svg:y="8.365cm" svg:viewBox="0 0 1906 1227" svg:d="M0 0c1242 204 1906 1227 1906 1227">
          <text:p/>
        </draw:path>
        <draw:path draw:style-name="gr14" draw:text-style-name="P1" draw:layer="layout" svg:width="1.973cm" svg:height="1.21cm" svg:x="12.088cm" svg:y="10.035cm" svg:viewBox="0 0 1974 1211" svg:d="M0 1211c1293-358 1974-1211 1974-1211">
          <text:p/>
        </draw:path>
        <draw:path draw:style-name="gr14" draw:text-style-name="P1" draw:layer="layout" svg:width="0cm" svg:height="1.124cm" svg:x="12.071cm" svg:y="8.637cm" svg:viewBox="0 0 0 1125" svg:d="M0 1125c0-1091 0-1125 0-1125">
          <text:p/>
        </draw:path>
        <draw:line draw:style-name="gr14" draw:text-style-name="P1" draw:layer="layout" svg:x1="12.088cm" svg:y1="9.745cm" svg:x2="12.105cm" svg:y2="10.904cm">
          <text:p/>
        </draw:line>
        <draw:path draw:style-name="gr14" draw:text-style-name="P1" draw:layer="layout" svg:width="0.47cm" svg:height="0.564cm" svg:x="12.156cm" svg:y="9.694cm" svg:viewBox="0 0 471 565" svg:d="M170 0c766 955-170 410-170 410">
          <text:p/>
        </draw:path>
        <draw:path draw:style-name="gr3" draw:text-style-name="P1" draw:layer="layout" svg:width="1.905cm" svg:height="0.2cm" svg:x="12.071cm" svg:y="9.527cm" svg:viewBox="0 0 1906 201" svg:d="M0 201c936-443 1906-16 1906-16">
          <text:p/>
        </draw:path>
        <draw:custom-shape draw:style-name="gr19" draw:text-style-name="P2" draw:layer="layout" svg:width="0.571cm" svg:height="0.572cm" svg:x="11.808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571cm" svg:height="0.571cm" svg:x="11.808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584cm" svg:height="0.559cm" svg:x="9.638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1.808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571cm" svg:height="0.571cm" svg:x="9.649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571cm" svg:height="0.571cm" svg:x="18.245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14.259cm" svg:y="9.081cm" svg:viewBox="0 0 1855 683" svg:d="M0 683c843-733 1855-682 1855-682">
          <text:p/>
        </draw:path>
        <draw:path draw:style-name="gr14" draw:text-style-name="P1" draw:layer="layout" svg:width="1.939cm" svg:height="0.732cm" svg:x="14.259cm" svg:y="11.229cm" svg:viewBox="0 0 1940 733" svg:d="M0 0c815 767 1940 733 1940 733">
          <text:p/>
        </draw:path>
        <draw:path draw:style-name="gr14" draw:text-style-name="P1" draw:layer="layout" svg:width="1.839cm" svg:height="0.51cm" svg:x="14.331cm" svg:y="9.815cm" svg:viewBox="0 0 1840 511" svg:d="M0 0c1429 102 1840 511 1840 511">
          <text:p/>
        </draw:path>
        <draw:path draw:style-name="gr14" draw:text-style-name="P1" draw:layer="layout" svg:width="1.922cm" svg:height="0.476cm" svg:x="14.276cm" svg:y="10.718cm" svg:viewBox="0 0 1923 477" svg:d="M0 477c1402-136 1923-477 1923-477">
          <text:p/>
        </draw:path>
        <draw:path draw:style-name="gr14" draw:text-style-name="P1" draw:layer="layout" svg:width="1.973cm" svg:height="1.874cm" svg:x="14.225cm" svg:y="9.32cm" svg:viewBox="0 0 1974 1875" svg:d="M0 1875c970-1415 1974-1875 1974-1875">
          <text:p/>
        </draw:path>
        <draw:path draw:style-name="gr14" draw:text-style-name="P1" draw:layer="layout" svg:width="1.905cm" svg:height="1.942cm" svg:x="14.276cm" svg:y="9.797cm" svg:viewBox="0 0 1906 1943" svg:d="M0 0c800 1295 1906 1943 1906 1943">
          <text:p/>
        </draw:path>
        <draw:path draw:style-name="gr14" draw:text-style-name="P1" draw:layer="layout" svg:width="1.905cm" svg:height="1.226cm" svg:x="16.454cm" svg:y="9.082cm" svg:viewBox="0 0 1906 1227" svg:d="M0 0c1242 204 1906 1227 1906 1227">
          <text:p/>
        </draw:path>
        <draw:path draw:style-name="gr14" draw:text-style-name="P1" draw:layer="layout" svg:width="1.973cm" svg:height="1.21cm" svg:x="16.386cm" svg:y="10.752cm" svg:viewBox="0 0 1974 1211" svg:d="M0 1211c1293-358 1974-1211 1974-1211">
          <text:p/>
        </draw:path>
        <draw:path draw:style-name="gr14" draw:text-style-name="P1" draw:layer="layout" svg:width="0cm" svg:height="1.124cm" svg:x="16.369cm" svg:y="9.354cm" svg:viewBox="0 0 0 1125" svg:d="M0 1125c0-1091 0-1125 0-1125">
          <text:p/>
        </draw:path>
        <draw:line draw:style-name="gr14" draw:text-style-name="P1" draw:layer="layout" svg:x1="16.386cm" svg:y1="10.462cm" svg:x2="16.403cm" svg:y2="11.621cm">
          <text:p/>
        </draw:line>
        <draw:path draw:style-name="gr14" draw:text-style-name="P1" draw:layer="layout" svg:width="0.47cm" svg:height="0.564cm" svg:x="16.454cm" svg:y="10.411cm" svg:viewBox="0 0 471 565" svg:d="M170 0c766 955-170 410-170 410">
          <text:p/>
        </draw:path>
        <draw:path draw:style-name="gr3" draw:text-style-name="P1" draw:layer="layout" svg:width="1.905cm" svg:height="0.2cm" svg:x="16.369cm" svg:y="10.244cm" svg:viewBox="0 0 1906 201" svg:d="M0 201c936-443 1906-16 1906-16">
          <text:p/>
        </draw:path>
        <draw:custom-shape draw:style-name="gr19" draw:text-style-name="P2" draw:layer="layout" svg:width="0.571cm" svg:height="0.572cm" svg:x="16.106cm" svg:y="8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571cm" svg:height="0.571cm" svg:x="16.106cm" svg:y="11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584cm" svg:height="0.559cm" svg:x="13.93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6.106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571cm" svg:height="0.571cm" svg:x="13.947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9" draw:text-style-name="P1" draw:layer="layout" svg:width="0.29cm" svg:height="1.163cm" svg:x="5.321cm" svg:y="8.358cm" svg:viewBox="0 0 291 1164" svg:d="M291 0c-597 597-90 1164-90 1164">
          <text:p/>
        </draw:path>
        <draw:path draw:style-name="gr60" draw:text-style-name="P1" draw:layer="layout" svg:width="5.798cm" svg:height="2.966cm" svg:x="3.843cm" svg:y="8.299cm" svg:viewBox="0 0 5799 2967" svg:d="M1739 0c-5582 4686 4060 2418 4060 2418">
          <text:p/>
        </draw:path>
        <draw:path draw:style-name="gr61" draw:text-style-name="P1" draw:layer="layout" svg:width="11.415cm" svg:height="4.844cm" svg:x="2.584cm" svg:y="8.269cm" svg:viewBox="0 0 11416 4845" svg:d="M2998 0c-10059 8567 8418 3164 8418 3164">
          <text:p/>
        </draw:path>
        <draw:custom-shape draw:style-name="gr58" draw:text-style-name="P2" draw:layer="layout" svg:width="0.571cm" svg:height="0.572cm" svg:x="5.37cm" svg:y="8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14.409cm" svg:y="4.681cm">
          <text:p/>
          <draw:enhanced-geometry svg:viewBox="0 0 21600 21600" draw:type="rectangle" draw:enhanced-path="M 0 0 L 21600 0 21600 21600 0 21600 0 0 Z N"/>
        </draw:custom-shape>
        <draw:frame draw:style-name="gr62" draw:text-style-name="P8" draw:layer="layout" svg:width="2.429cm" svg:height="0.771cm" svg:x="16.77cm" svg:y="4.984cm">
          <draw:text-box>
            <text:p text:style-name="P1"><text:span text:style-name="T1">Delay = 5</text:span></text:p>
          </draw:text-box>
        </draw:frame>
        <draw:frame draw:style-name="gr63" draw:text-style-name="P8" draw:layer="layout" svg:width="2.436cm" svg:height="0.771cm" svg:x="16.77cm" svg:y="5.985cm">
          <draw:text-box>
            <text:p text:style-name="P1"><text:span text:style-name="T1">Delay = 11</text:span></text:p>
          </draw:text-box>
        </draw:frame>
        <draw:line draw:style-name="gr60" draw:text-style-name="P1" draw:layer="layout" svg:x1="14.716cm" svg:y1="5.394cm" svg:x2="16.621cm" svg:y2="5.394cm">
          <text:p/>
        </draw:line>
        <draw:line draw:style-name="gr61" draw:text-style-name="P1" draw:layer="layout" svg:x1="14.716cm" svg:y1="6.348cm" svg:x2="16.621cm" svg:y2="6.3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28T09:09:02</dc:date>
    <dc:creator>James Plank</dc:creator>
    <meta:editing-duration>P14DT11H3M55S</meta:editing-duration>
    <meta:editing-cycles>324</meta:editing-cycles>
    <meta:document-statistic meta:object-count="625"/>
  </office:meta>
</office:document-meta>
</file>